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erif"/>
    <style:font-face style:name="Tahoma1" svg:font-family="Tahoma"/>
    <style:font-face style:name="Times" svg:font-family="Times, 'Times New Roman', serif"/>
    <style:font-face style:name="cooperhewitt" svg:font-family="cooperhewitt,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00" style:font-name="Times New Roman" fo:font-size="12pt" officeooo:paragraph-rsid="000ce3bc" style:font-size-asian="12pt" style:font-size-complex="12pt"/>
    </style:style>
    <style:style style:name="P2"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color="#000000" style:font-name="Times New Roman" fo:font-size="12pt" officeooo:paragraph-rsid="001cc3ed" style:font-size-asian="12pt" style:font-size-complex="12pt"/>
    </style:style>
    <style:style style:name="P3"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color="#000000" style:font-name="Arial" fo:font-size="28pt" fo:font-style="normal" fo:font-weight="bold" officeooo:rsid="001e75bd" officeooo:paragraph-rsid="001e75bd" style:font-size-asian="28pt" style:font-style-asian="normal" style:font-weight-asian="bold" style:font-size-complex="28pt" style:font-style-complex="normal" style:font-weight-complex="bold"/>
    </style:style>
    <style:style style:name="P4"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fo:color="#000000" style:font-name="Times New Roman" fo:font-size="12pt" officeooo:paragraph-rsid="0015ba5c" style:font-size-asian="12pt" style:font-size-complex="12pt"/>
    </style:style>
    <style:style style:name="P5" style:family="paragraph" style:parent-style-name="Standard">
      <loext:graphic-properties draw:fill="none"/>
      <style:paragraph-properties fo:margin-left="0cm" fo:margin-right="0cm" fo:margin-top="0.801cm" fo:margin-bottom="0cm" loext:contextual-spacing="false" fo:line-height="115%" fo:text-align="justify" style:justify-single-word="false" fo:text-indent="1cm" style:auto-text-indent="false" fo:background-color="transparent"/>
      <style:text-properties fo:color="#000000" style:font-name="Times New Roman" fo:font-size="12pt" officeooo:paragraph-rsid="001cc3ed" style:font-size-asian="12pt" style:font-size-complex="12pt"/>
    </style:style>
    <style:style style:name="P6" style:family="paragraph" style:parent-style-name="Standard" style:list-style-name="kropki">
      <style:paragraph-properties fo:margin-top="0.4cm" fo:margin-bottom="0cm" loext:contextual-spacing="false" fo:line-height="115%" fo:text-align="justify" style:justify-single-word="false"/>
      <style:text-properties fo:color="#000000"/>
    </style:style>
    <style:style style:name="P7" style:family="paragraph" style:parent-style-name="Standard" style:list-style-name="kropki">
      <style:paragraph-properties fo:margin-top="0.4cm" fo:margin-bottom="0cm" loext:contextual-spacing="false" fo:line-height="115%" fo:text-align="justify" style:justify-single-word="false"/>
      <style:text-properties fo:color="#000000" officeooo:paragraph-rsid="000bcd30"/>
    </style:style>
    <style:style style:name="P8" style:family="paragraph" style:parent-style-name="Standard" style:list-style-name="kropki">
      <style:paragraph-properties fo:margin-top="0.4cm" fo:margin-bottom="0cm" loext:contextual-spacing="false" fo:line-height="115%" fo:text-align="justify" style:justify-single-word="false"/>
      <style:text-properties fo:color="#000000" officeooo:paragraph-rsid="000ce3bc"/>
    </style:style>
    <style:style style:name="P9" style:family="paragraph" style:parent-style-name="Standard" style:list-style-name="kropki">
      <style:paragraph-properties fo:margin-top="0.4cm" fo:margin-bottom="0cm" loext:contextual-spacing="false" fo:line-height="115%" fo:text-align="justify" style:justify-single-word="false"/>
      <style:text-properties fo:color="#000000" officeooo:paragraph-rsid="000ec637"/>
    </style:style>
    <style:style style:name="P10" style:family="paragraph" style:parent-style-name="Footer">
      <style:paragraph-properties fo:text-align="end" style:justify-single-word="false"/>
      <style:text-properties fo:font-style="italic" fo:font-weight="bold" officeooo:rsid="00206dd7" officeooo:paragraph-rsid="00206dd7" style:font-style-asian="italic" style:font-weight-asian="bold" style:font-style-complex="italic" style:font-weight-complex="bold"/>
    </style:style>
    <style:style style:name="T1" style:family="text">
      <style:text-properties officeooo:rsid="0000179d"/>
    </style:style>
    <style:style style:name="T2" style:family="text">
      <style:text-properties fo:font-variant="normal" fo:text-transform="none" style:font-name="Times New Roman" fo:font-size="12pt" fo:letter-spacing="normal" fo:font-style="normal" fo:font-weight="normal" style:font-size-asian="12pt" style:font-size-complex="12pt"/>
    </style:style>
    <style:style style:name="T3" style:family="text">
      <style:text-properties fo:font-variant="normal" fo:text-transform="none" style:font-name="Times New Roman" fo:font-size="12pt" fo:letter-spacing="normal" fo:font-style="normal" fo:font-weight="normal" officeooo:rsid="000b148e" style:font-size-asian="12pt" style:font-size-complex="12pt"/>
    </style:style>
    <style:style style:name="T4" style:family="text">
      <style:text-properties fo:font-variant="normal" fo:text-transform="none" style:font-name="Times New Roman" fo:font-size="12pt" fo:letter-spacing="normal" fo:font-style="normal" fo:font-weight="normal" officeooo:rsid="000ce3bc" style:font-size-asian="12pt" style:font-size-complex="12pt"/>
    </style:style>
    <style:style style:name="T5" style:family="text">
      <style:text-properties fo:font-variant="normal" fo:text-transform="none" style:font-name="Times New Roman" fo:font-size="12pt" fo:letter-spacing="normal" fo:font-style="normal" fo:font-weight="normal" officeooo:rsid="000ec637" style:font-size-asian="12pt" style:font-size-complex="12pt"/>
    </style:style>
    <style:style style:name="T6" style:family="text">
      <style:text-properties fo:font-variant="normal" fo:text-transform="none" style:font-name="Times New Roman" fo:font-size="12pt" fo:letter-spacing="normal" fo:font-style="normal" fo:font-weight="normal" officeooo:rsid="001e75bd" style:font-size-asian="12pt" style:font-size-complex="12pt"/>
    </style:style>
    <style:style style:name="T7" style:family="text">
      <style:text-properties fo:font-variant="normal" fo:text-transform="none" style:font-name="Times New Roman" fo:font-size="12pt" fo:letter-spacing="normal" fo:font-style="normal" fo:font-weight="bold" officeooo:rsid="000b148e" style:font-size-asian="12pt" style:font-weight-asian="bold" style:font-size-complex="12pt" style:font-weight-complex="bold"/>
    </style:style>
    <style:style style:name="T8" style:family="text">
      <style:text-properties fo:font-variant="normal" fo:text-transform="none" style:font-name="Times New Roman" fo:font-size="12pt" fo:letter-spacing="normal" fo:font-style="normal" fo:font-weight="bold" officeooo:rsid="0000179d" style:font-size-asian="12pt" style:font-weight-asian="bold" style:font-size-complex="12pt" style:font-weight-complex="bold"/>
    </style:style>
    <style:style style:name="T9" style:family="text">
      <style:text-properties fo:font-variant="normal" fo:text-transform="none" style:font-name="Times New Roman" fo:font-size="12pt" fo:letter-spacing="normal" fo:font-style="normal" fo:font-weight="bold" officeooo:rsid="000ce3bc" style:font-size-asian="12pt" style:font-weight-asian="bold" style:font-size-complex="12pt" style:font-weight-complex="bold"/>
    </style:style>
    <style:style style:name="T10" style:family="text">
      <style:text-properties fo:font-variant="normal" fo:text-transform="none" style:font-name="Times New Roman" fo:font-size="12pt" fo:letter-spacing="normal" fo:font-style="normal" fo:font-weight="bold" officeooo:rsid="000ec637" style:font-size-asian="12pt" style:font-weight-asian="bold" style:font-size-complex="12pt" style:font-weight-complex="bold"/>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023fe2"/>
    </style:style>
    <style:style style:name="T13" style:family="text">
      <style:text-properties fo:font-variant="normal" fo:text-transform="none" fo:letter-spacing="normal" fo:font-style="normal" fo:font-weight="normal" officeooo:rsid="00034548"/>
    </style:style>
    <style:style style:name="T14" style:family="text">
      <style:text-properties fo:font-variant="normal" fo:text-transform="none" fo:letter-spacing="normal" fo:font-style="normal" fo:font-weight="normal" officeooo:rsid="0000179d"/>
    </style:style>
    <style:style style:name="T15" style:family="text">
      <style:text-properties fo:font-variant="normal" fo:text-transform="none" fo:letter-spacing="normal" fo:font-style="normal" fo:font-weight="normal" officeooo:rsid="000ce3bc"/>
    </style:style>
    <style:style style:name="T16" style:family="text">
      <style:text-properties fo:font-variant="normal" fo:text-transform="none" fo:letter-spacing="normal" fo:font-style="normal" fo:font-weight="normal" officeooo:rsid="0005469d"/>
    </style:style>
    <style:style style:name="T17" style:family="text">
      <style:text-properties fo:font-variant="normal" fo:text-transform="none" fo:letter-spacing="normal" fo:font-style="normal" fo:font-weight="normal" officeooo:rsid="000794bf"/>
    </style:style>
    <style:style style:name="T18" style:family="text">
      <style:text-properties fo:font-variant="normal" fo:text-transform="none" fo:letter-spacing="normal" fo:font-style="normal" fo:font-weight="normal" officeooo:rsid="00049562"/>
    </style:style>
    <style:style style:name="T19" style:family="text">
      <style:text-properties fo:font-variant="normal" fo:text-transform="none" fo:letter-spacing="normal" fo:font-style="normal" fo:font-weight="normal" officeooo:rsid="000920a6"/>
    </style:style>
    <style:style style:name="T20" style:family="text">
      <style:text-properties fo:font-variant="normal" fo:text-transform="none" fo:letter-spacing="normal" fo:font-style="normal" fo:font-weight="normal" officeooo:rsid="000b148e"/>
    </style:style>
    <style:style style:name="T21" style:family="text">
      <style:text-properties fo:font-variant="normal" fo:text-transform="none" fo:letter-spacing="normal" fo:font-style="normal" fo:font-weight="normal" officeooo:rsid="001cc3ed"/>
    </style:style>
    <style:style style:name="T22" style:family="text">
      <style:text-properties fo:font-variant="normal" fo:text-transform="none" fo:letter-spacing="normal" fo:font-style="normal" fo:font-weight="normal" officeooo:rsid="00176dfb"/>
    </style:style>
    <style:style style:name="T23" style:family="text">
      <style:text-properties fo:font-variant="normal" fo:text-transform="none" fo:letter-spacing="normal" fo:font-style="normal" fo:font-weight="normal" officeooo:rsid="000ec637"/>
    </style:style>
    <style:style style:name="T24" style:family="text">
      <style:text-properties fo:font-variant="normal" fo:text-transform="none" fo:letter-spacing="normal" fo:font-style="normal" fo:font-weight="normal" officeooo:rsid="000f06ce"/>
    </style:style>
    <style:style style:name="T25" style:family="text">
      <style:text-properties fo:font-variant="normal" fo:text-transform="none" fo:letter-spacing="normal" fo:font-style="normal" fo:font-weight="normal" officeooo:rsid="0011454d"/>
    </style:style>
    <style:style style:name="T26" style:family="text">
      <style:text-properties fo:font-variant="normal" fo:text-transform="none" fo:letter-spacing="normal" fo:font-style="normal" fo:font-weight="normal" officeooo:rsid="0019011a"/>
    </style:style>
    <style:style style:name="T27" style:family="text">
      <style:text-properties fo:font-variant="normal" fo:text-transform="none" fo:letter-spacing="normal" fo:font-style="normal" fo:font-weight="normal" officeooo:rsid="000fc1f5"/>
    </style:style>
    <style:style style:name="T28" style:family="text">
      <style:text-properties fo:font-variant="normal" fo:text-transform="none" fo:letter-spacing="normal" fo:font-style="normal" fo:font-weight="normal" officeooo:rsid="0012c053"/>
    </style:style>
    <style:style style:name="T29" style:family="text">
      <style:text-properties fo:font-variant="normal" fo:text-transform="none" fo:letter-spacing="normal" fo:font-style="normal" fo:font-weight="normal" officeooo:rsid="00132bc8"/>
    </style:style>
    <style:style style:name="T30" style:family="text">
      <style:text-properties fo:font-variant="normal" fo:text-transform="none" fo:letter-spacing="normal" fo:font-style="normal" fo:font-weight="normal" officeooo:rsid="00167b00"/>
    </style:style>
    <style:style style:name="T31" style:family="text">
      <style:text-properties fo:font-variant="normal" fo:text-transform="none" fo:letter-spacing="normal" fo:font-style="normal" fo:font-weight="normal" officeooo:rsid="00142b0d"/>
    </style:style>
    <style:style style:name="T32" style:family="text">
      <style:text-properties fo:font-variant="normal" fo:text-transform="none" fo:letter-spacing="normal" fo:font-style="normal" fo:font-weight="normal" officeooo:rsid="001a59cd"/>
    </style:style>
    <style:style style:name="T33" style:family="text">
      <style:text-properties fo:font-variant="normal" fo:text-transform="none" style:text-line-through-style="none" style:text-line-through-type="none" style:font-name="Times New Roman" fo:font-size="12pt" fo:letter-spacing="normal" fo:font-style="normal" style:text-underline-style="none" fo:font-weight="normal" officeooo:rsid="000ce3bc" style:text-blinking="false" fo:background-color="#ffffff" loext:char-shading-value="0" style:font-size-asian="12pt" style:font-size-complex="12pt"/>
    </style:style>
    <style:style style:name="T34" style:family="text">
      <style:text-properties style:font-name="Times New Roman" fo:font-size="12pt" style:font-size-asian="12pt" style:font-size-complex="12pt"/>
    </style:style>
    <style:style style:name="T35" style:family="text">
      <style:text-properties style:font-name="Times New Roman" fo:font-size="12pt" officeooo:rsid="000bcd30" style:font-size-asian="12pt" style:font-size-complex="12pt"/>
    </style:style>
    <style:style style:name="T36" style:family="text">
      <style:text-properties style:font-name="Times New Roman" fo:font-size="12pt" fo:font-weight="bold" officeooo:rsid="000bcd30" style:font-size-asian="12pt" style:font-weight-asian="bold" style:font-size-complex="12pt" style:font-weight-complex="bold"/>
    </style:style>
    <style:style style:name="T37" style:family="text">
      <style:text-properties officeooo:rsid="000794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ra Śmierci</text:p>
      <text:p text:style-name="P5"><text:span text:style-name="T1">Kara śmierci w Polsce była nieprzerwanie stosowaną metodą od początków powstania państwa polskiego aż do końca lat 80. XX wieku. Zaprzestanie stosowania tej formy kary za czyny niezgodne z prawem nie wynikało bezpośrednio z prawa, ponieważ została zniesiona w prawie karnym dopiero w 1998 r. Ostatecznie w 2013 r. zakazano stosowania kary śmierci we wszystkich okolicznościach, także w okresie wojny. <text:s/></text:span><text:span text:style-name="T11">W czasach średniowiecza kara śmierci była częścią prawa zwyczajowego </text:span><text:span text:style-name="T12">co oznacza, że nie pochodzi</text:span><text:span text:style-name="T13">ło</text:span><text:span text:style-name="T12"> od żadnej instytucji, lecz zosta</text:span><text:span text:style-name="T13">ło </text:span><text:span text:style-name="T12">wykształcon</text:span><text:span text:style-name="T13">e</text:span><text:span text:style-name="T12"> przez społeczeństwo w toku historii</text:span><text:span text:style-name="T1">. </text:span><text:span text:style-name="T14">Oczywiście z biegiem lat, wraz z postępem cywilizacyjnym społeczeństwo się zmienia. Zmieniają się światopoglądy, ludzie w większości krajów mają dostęp do telewizji, internetu, gazet i innych form pozyskiwania informacji. Aktualnie społeczeństwo<text:line-break/>w stabilnych gospodarczo krajach posiada więcej czasu. Codziennie nie martwimy się tym czy przeżyjemy </text:span><text:span text:style-name="T15">kolejny dzień</text:span><text:span text:style-name="T14">, co będziemy jeść. Przez te czynniki wzros</text:span><text:span text:style-name="T16">ł</text:span><text:span text:style-name="T14">o ogólne zainteresowanie się sprawami politycznymi i światopoglądowymi. </text:span><text:span text:style-name="T1"><text:s/>Współcześnie są dwie strony konfliktu: ci co są za<text:line-break/>i ci co są przeciw wykonywaniu kary śmierci.</text:span></text:p>
      <text:p text:style-name="P2"><text:span text:style-name="T1">Z jednego punktu widzenia zabijanie to nie jest czyn godny chwały. Na cywilizowane<text:line-break/>i dobrze rozwinięte społeczeństwo nie przystoją takie praktyki, ponieważ kojarzą się z zacofaniem. Niektórzy twierdzą, że żyjemy w czasach dobrobytu przez co stać nas na takie posunięcia jak resocjalizacja. </text:span><text:span text:style-name="T17">Pozbawienie wolności skazańca powinno być z myślą o osiągnięciu konkretnych skutków. Osoba skazana na określony czas pozbawienia wolności ma nadzieję, że kiedyś wyjdzie<text:line-break/>z więzienia, być może poprawi się w nim, aby móc wrócić do społeczeństwa.</text:span><text:span text:style-name="T37"> <text:s/>Inni twierdzą, że każdy ma prawo do życia i tylko Bóg może decydować o życiu lub śmierci danej osoby. K</text:span><text:span text:style-name="T11">ara śmierci była używana jako narzędzie walki politycznej. I nie oszukujmy się, </text:span><text:span text:style-name="T18">b</text:span><text:span text:style-name="T11">ył to prawdziwy powód dlaczego ją zniesiono. </text:span><text:span text:style-name="T18">Żyjemy w państwie w większości chrześcijańskim, bo jak podaje Kościół Katolicki ok. 90% społeczeństwa Polski to chrześcijanie. </text:span><text:span text:style-name="T15">Teoretycznie</text:span><text:span text:style-name="T18"> </text:span><text:span text:style-name="T15">z</text:span><text:span text:style-name="T18">godnie z tym co mówi szóste przykazanie "nie zabijaj" ta kara nie miałaby nawet ponad połowy poparcia wśród ogółu Polaków, biorąc pod uwagę aspekt religijny. Jak wiadomo różnie z tym bywa.</text:span></text:p>
      <text:p text:style-name="P2"><text:span text:style-name="T17">Z</text:span><text:span text:style-name="T19">e strony przeciwników zaś</text:span><text:span text:style-name="T17"> </text:span><text:span text:style-name="T19">wysuwają się argumenty na tle finansowanym. Dla państwa byłoby lepiej zlikwidować skazanego niż żywić i wydawać na niego pieniądze przez następne 25 lat lub więcej. Ludzie twierdzą, że ten rodzaj sprawiedliwości jest odpowiedni do czynów których dopuścili się zbrodniarze. Poszkodowane rodziny chcą mieć </text:span><text:span text:style-name="T20">pewną sprawę za sobą i pomścić swoich bliskich. W niektórcyh krajach winny m</text:span><text:span text:style-name="T21">oże</text:span><text:span text:style-name="T20"> wybrać w jaki sposób chce umrzeć. Stosowano dotychczas różne metody zabijania:</text:span></text:p>
      <text:list xml:id="list2454854174" text:style-name="kropki">
        <text:list-item>
          <text:p text:style-name="P6"><text:span text:style-name="T7">Krzesło elektryczne</text:span><text:span text:style-name="T3"> -</text:span><text:span text:style-name="T34"> jest jednym ze współczesnych symboli egzekucji. W kilka sekund po pociągnięciu dźwigni tysiące woltów przechodzi przez człowieka. Podobnie jak zastrzyk krzesło miało być humanitarną metodą zabijania skazańców. Wynalazek został stworzony przez pracowników Thomasa Edisona pod koniec XIX wieku, w chwili, kiedy świat zachwycał się metodami wykorzystywania energii elektrycznej. Krzesło jest obecnie używane wyłącznie w rodzimych Stanach Zjednoczonych. Oprócz tego, używano go<text:line-break/>w latach 1924-1976 na Filipinach. W ostatnich latach krzesło jest mniej popularną metodą zabijania skazańców.</text:span></text:p>
        </text:list-item>
        <text:list-item>
          <text:p text:style-name="P6"><text:soft-page-break/><text:span text:style-name="T36">Rozstrzelanie</text:span><text:span text:style-name="T35"> - j</text:span><text:span text:style-name="T34">eszcze wiek temu żołnierze często musieli się obawiać, że staną przed plutonem. Jeszcze wcześniej zamiast pocisków używano strzał. W taki sposób zginął chociażby święty Sebastian. Śmierć przez rozstrzelanie jest jedną z najczęściej przedstawionych motywów kary śmierci w sztuce. Wystarczy przypomnieć sobie obraz Francisco Goyi, w którym żołnierze napoleońscy zabijają powstańców madryckich. Na wojnie rozstrzelanie było najczęstszą formą zabierania życia szpiegów, zdrajców, buntowników, czy także dezerterów. W dzisiejszych czasach w taki sposób można zginąć<text:line-break/>w ponad 30 krajach. Mówi się, że nie każdy z członków plutonu egzekucyjnego otrzymuje ostrą amunicję. Dzięki temu każda osoba, która bierze udział w egzekucji może mieć nadzieję, że to nie ona wystrzeliła zabójczą kulę. Najczęściej tę karę wykonuje się<text:line-break/>w Zjednoczonych Emiratach Arabskich oraz na Białorusi. Jeśli chodzi o USA, gdzie dosyć często wykonuje się wyroki śmierci, to tylko w jednym stanie można kogoś skazać na śmierć przez rozstrzelanie – to Oklahoma. W pozostałych stanach ta metoda została zdelegalizowana </text:span></text:p>
        </text:list-item>
        <text:list-item>
          <text:p text:style-name="P7"><text:span text:style-name="T36">Komora gazowa</text:span><text:span text:style-name="T35"> – jedna z najbradziej kosztownych metod egzekucji. </text:span><text:span text:style-name="T2">Najczęściej kojarzymy komory gazowe z Holokaustem. Jednak są informacje o tym, że także za czasów napoleońskich zabijano w taki sposób ludzi. Wykorzystywano ją również do wykonywania wyroków śmierci na więźniach. Choć tej metody nie stosuje się powszechnie, to do dziś<text:line-break/>w wielu krajach komory gazowe nie zostały zdelegalizowane</text:span><text:span text:style-name="T34"> </text:span></text:p>
        </text:list-item>
        <text:list-item>
          <text:p text:style-name="P8"><text:span text:style-name="T8">K</text:span><text:span text:style-name="T9">amienowanie</text:span><text:span text:style-name="T4"> - j</text:span><text:span text:style-name="T2">est to jedna z najpopularniejszych form egzekucji. Najczęściej na tę karę skazywane są osoby winne przestępstw seksualnych. Ofiarami kamieniowania mogą być zarówno gwałciciele, zoofile, jak i cudzołożnicy i homoseksualiści. Jak sami wiemy, nawet ofiary gwałtów bywają skazywane na tę karę, gdyż według sądów islamskich mimo wszystko popełniły grzech cudzołóstwa. Poza wyrokami w legalnie ustanowionych przez władze sądach, często radykalne grupy islamskie używając tej metody dokonują samosądów na osobach, które według nich popełniły wykroczenie.</text:span></text:p>
        </text:list-item>
        <text:list-item>
          <text:p text:style-name="P8"><text:span text:style-name="T9">Powieszenie</text:span><text:span text:style-name="T4"> - j</text:span><text:span text:style-name="T2">est to jedna z najstarszych metod zabijania skazańca. Jednak powieszenie nie równe powieszeniu. Wszystko zależy od tego, czy skazany zostanie wciągnięty za pomocą pętli, czy otworzy się pod nim zapadnia. Druga metoda jest znacznie szybsza, gdyż prędzej dochodzi do przerwania kręgów szyjnych. W przeszłości kaci stworzyli nawet specjalną tabelę, dzięki której można było dokładnie wymierzyć długość sznura względem wagi skazańca. Trzeba dodać, że wraz z biegiem lat sznur jest coraz krótszy. W dawnych czasach na 90 kilogramowego skazańca używano sznura o długości 244 cm, a dziś zaleca się sznur<text:line-break/>o długości 165 cm.</text:span></text:p>
        </text:list-item>
        <text:list-item>
          <text:p text:style-name="P8"><text:span text:style-name="T9">Ścięcie</text:span><text:span text:style-name="T4"> - d</text:span><text:span text:style-name="T2">awniej była to bardzo popularna forma egzekucji. W niektórych cywilizacjach przez długi czas uważano ją za litościwą, czy też honorową. Taką śmiercią zginął Jan Chrzciciel, święty Paweł, czy król Francji Ludwik XVI. Do ścięcia używano przeróżnych broni i urządzeń: mieczy, toporów, a także gilotyny. Ta ostatnia dosyć często była wykorzystywana w okresie Rewolucji Francuskiej. Ze względu na duży rozlew krwi, wiele krajów wykonujących karę śmierci uważa tę metodę za niehumanitarną. </text:span><text:span text:style-name="T4">Obecnie pięć krajów godzi się na egzekucję poprzez ścięcie. Wyroki wykonywane są w Arabii </text:span><text:soft-page-break/><text:span text:style-name="T4">Saudyjskiej, Beninie, Iraku, Republice Kongo oraz Jemenie. Oprócz tego dosyć często tej </text:span><text:span text:style-name="T33">metody zabijania </text:span><text:span text:style-name="T4">używają różne grupy arabskich ekstremistów.</text:span></text:p>
          <text:p text:style-name="P9"><text:span text:style-name="T9"/></text:p>
        </text:list-item>
        <text:list-item>
          <text:p text:style-name="P9"><text:span text:style-name="T9">Z</text:span><text:span text:style-name="T10">astrzyk z trucizną</text:span><text:span text:style-name="T5"> - </text:span><text:span text:style-name="T6">n</text:span><text:span text:style-name="T2">ajczęściej tej metody używa się w Stanach Zjednoczonych<text:line-break/>i w Chinach. Jest uważana za najbardziej humanitarną ze wszystkich kar śmierci. Co nie oznacza, że jest mniej kontrowersyjna niż jakikolwiek inny akt odbierania komuś życia. By wykonać wyrok, więźnia ustawia się na specjalnym stole, następnie wstrzykuje mu się zabójczą dawkę trucizny. Ta powoli wyłącza funkcjonowanie kolejnych narządów człowieka, aż w końcu skazany umiera. W USA przez długi czas dostarczycielami trucizny były kraje Unii Europejskiej. Jednak państwa starego kontynentu, które nie chcą brać udziału w tym procederze, zaprzestały eksportu zabójczych środków. Z tego powodu amerykańscy kaci zaczęli eksperymentować. Niestety, w wyniku tych prób skazańcy często umierają w mękach. Co do metody wykonywania tej kary w Chinach niewiele wiadomo. Często jest tak, że skazańcy otrzymują zabójczą dawkę trucizny w specjalnej furgonetce, która z zewnątrz przypomina zwykły wóz policyjny. Pozostałe kraje, które wykonują wyroki śmierci tą metodą to Tajlandia oraz Gwatemala.</text:span></text:p>
        </text:list-item>
      </text:list>
      <text:p text:style-name="P1"><text:span text:style-name="T15"/></text:p>
      <text:p text:style-name="P4"><text:span text:style-name="T22">Moim zdaniem powinno się stosować</text:span><text:span text:style-name="T23"> tego typu wyrok</text:span><text:span text:style-name="T22">i</text:span><text:span text:style-name="T23">. </text:span><text:span text:style-name="T24">P</text:span><text:span text:style-name="T11">odobno kara śmierci jest nieużyteczna, niekonieczna, niesprawiedliwa. Czy na pewno? Przecież za kratkami, oczekując na wykonanie wyroku nie siedzą ludzie, którzy ukradli w sklepie pudełko czekoladek, ale Ci, którzy zabili, zamordowali z zimn</text:span><text:span text:style-name="T25">ą</text:span><text:span text:style-name="T11"> krwią, sprawili, że w ciele innego człowieka przestało bić serce. "Jestem przeciwko karze śmierci, bo takie podejście do sprawy morderstw, przestępczości zupełnie nie jest na poziomie cywilizowany</text:span><text:span text:style-name="T26">m</text:span><text:span text:style-name="T11"> ludzi żyjących w XXI wieku. Tego typu procedery uprawiane były w średniowieczu, kiedy to nikt nie słyszał o psychologii, resocjalizacji. </text:span><text:span text:style-name="T27">K</text:span><text:span text:style-name="T11">iedy łamanie kołem było na porządku dziennym, a kobiety palono na stosie, bo krowa sąsiadki przestała dawać mleko." - </text:span><text:span text:style-name="T27">takie argumenty jak i mówiące o godności człowieka i obronie jego praw uważam za hipokryzję, ponieważ idąc takim tokiem myślenia to niehumanitarne jest również trzymanie skazanego na resztę jego życia w celi 2 metry na 2 metry. A jednak nikt nie domaga się zniesienia takiej formy kary. </text:span><text:span text:style-name="T25">Można porównać więc czy humanitarne jest wydawanie rozkazu żołnierzom aby zabijali wrogów... Oglądając materiały i wywiady odnośnie wykonywania egzekucji jeden na trzech skazanych żałował tego co zrobił, przeprosił rodzinę </text:span><text:span text:style-name="T28">ofiar</text:span><text:span text:style-name="T25"> i wiedział, że na to </text:span><text:span text:style-name="T29">zasłużył</text:span><text:span text:style-name="T25">. Natomiast reszta nie widziała w sobie winy. Utrzymywali, że to nie oni zabili. Próbowali wielu metod aby uniknąć śmierci. Desperacko próbowali się ratować. </text:span><text:span text:style-name="T28">Wskazuje to na to, że po tak wielu latach toczących się spraw winni nie poczuwają się do czynów przez nich popełnionych i dla mnie jest to świadectwo, że nawet 25 lat więzienia nie zresocjalizowałoby </text:span><text:span text:style-name="T30">w pełni</text:span><text:span text:style-name="T28"> osadzonego, </text:span><text:span text:style-name="T30">oczywiście nie wszystkich</text:span><text:span text:style-name="T28">. </text:span><text:span text:style-name="T31">Krążą argumenty sugerujące, że ludzie byliby niewłaściwie osądzeni i straceni. Tylko jest pewien drobny szczegół. Postępowanie nie trwa miesiąca, pół roku ani </text:span><text:span text:style-name="T32">dwóch</text:span><text:span text:style-name="T31"> lat. Abolicjoniści protestują, kary śmierci w Polsce nie ma a przestępczość rośnie z dnia na dzień. Mordercy siedzą<text:line-break/>w więzieniach <text:s/>śpią, jedzą ,oglądają mecze piłki nożnej, śmieją się, studiują a wszystko za pieniądze podatników. Rodzice zamordowanych dzieci, synowie i córki nieżyjących oni również płacą, a za ich ciężko zarobione pieniądze żywi się sprawca ich cierpień. Czy to jest dobre<text:line-break/>i sprawiedliw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erif"/>
    <style:font-face style:name="Tahoma1" svg:font-family="Tahoma"/>
    <style:font-face style:name="Times" svg:font-family="Times, 'Times New Roman', serif"/>
    <style:font-face style:name="cooperhewitt" svg:font-family="cooperhewitt,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kropki">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fo:font-weight="bold" officeooo:rsid="00206dd7" officeooo:paragraph-rsid="00206dd7"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iotr Nowa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M12S</meta:editing-duration>
    <meta:editing-cycles>27</meta:editing-cycles>
    <meta:generator>LibreOffice/5.4.3.2$Windows_x86 LibreOffice_project/92a7159f7e4af62137622921e809f8546db437e5</meta:generator>
    <dc:date>2018-01-22T20:40:31.681000000</dc:date>
    <meta:document-statistic meta:table-count="0" meta:image-count="0" meta:object-count="0" meta:page-count="3" meta:paragraph-count="14" meta:word-count="1463" meta:character-count="10127" meta:non-whitespace-character-count="8676"/>
    <meta:user-defined meta:name="Info 1"/>
    <meta:user-defined meta:name="Info 2"/>
    <meta:user-defined meta:name="Info 3"/>
    <meta:user-defined meta:name="Info 4"/>
  </office:meta>
</office:document-meta>
</file>